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9bc" officeooo:paragraph-rsid="001dd2f2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349bc" officeooo:paragraph-rsid="001dd2f2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49bc" officeooo:paragraph-rsid="001dd2f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d2f2" officeooo:paragraph-rsid="001dd2f2" style:font-weight-asian="normal" style:font-weight-complex="normal"/>
    </style:style>
    <style:style style:name="P5" style:family="paragraph" style:parent-style-name="Standard">
      <style:text-properties fo:font-weight="normal" officeooo:rsid="001dd2f2" officeooo:paragraph-rsid="001dd2f2" style:font-weight-asian="normal" style:font-weight-complex="normal"/>
    </style:style>
    <style:style style:name="P6" style:family="paragraph" style:parent-style-name="Standard">
      <style:text-properties fo:color="#000000" loext:opacity="100%" style:text-underline-style="none" fo:font-weight="normal" officeooo:rsid="001dd2f2" officeooo:paragraph-rsid="001dd2f2" style:font-weight-asian="normal" style:font-weight-complex="normal"/>
    </style:style>
    <style:style style:name="P7" style:family="paragraph" style:parent-style-name="Standard">
      <style:text-properties fo:color="#00a933" loext:opacity="100%" style:text-underline-style="none" fo:font-weight="normal" officeooo:rsid="001dd2f2" officeooo:paragraph-rsid="001dd2f2" style:font-weight-asian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style:text-underline-style="solid" style:text-underline-width="auto" style:text-underline-color="font-color"/>
    </style: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5">cliente: <text:span text:style-name="T1">cod_cliente</text:span>, nom_accidentes, fecha_alta</text:p>
      <text:p text:style-name="P5">vehiculo: <text:span text:style-name="T1">matricula</text:span>, marca, kilometraje, tipo_vehiculo, descripcion</text:p>
      <text:p text:style-name="P5">seguro: <text:span text:style-name="T1">cod_seguro</text:span>, tipo, costo_economico</text:p>
      <text:p text:style-name="P5">accidente: <text:span text:style-name="T1">cod_accidente</text:span>, descripcion, causa, fecha, costo_economico</text:p>
      <text:p text:style-name="P5"/>
      <text:p text:style-name="P2">Interrelaciones:</text:p>
      <text:p text:style-name="P4">asegura 1:n → vehiculo: <text:span text:style-name="T1">matricula</text:span>, marca, kilometraje, tipo_vehiculo, descripcion, <text:span text:style-name="T2">cod_cliente</text:span></text:p>
      <text:p text:style-name="P4">tiene contratado 1:1 → contratado: <text:span text:style-name="T3">matricula</text:span><text:span text:style-name="T2">, cod_seguro</text:span></text:p>
      <text:p text:style-name="P4">tiene 1:n → vehiculo: <text:span text:style-name="T1">matricula</text:span>, marca, kilometraje, tipo_vehiculo, descripcion, <text:span text:style-name="T2">cod_cliente, cod_accidente</text:span></text:p>
      <text:p text:style-name="P3"/>
      <text:p text:style-name="P2">Tablas diagrama E-R:</text:p>
      <text:p text:style-name="P5">cliente: <text:span text:style-name="T1">cod_cliente</text:span>, nom_accidentes, fecha_alta</text:p>
      <text:p text:style-name="P4">vehiculo: <text:span text:style-name="T1">matricula</text:span>, marca, kilometraje, tipo_vehiculo, descripcion, <text:span text:style-name="T2">cod_cliente, cod_accidente</text:span></text:p>
      <text:p text:style-name="P6">seguro: cod_seguro, tipo, costo_economico</text:p>
      <text:p text:style-name="P5">accidente: <text:span text:style-name="T1">cod_accidente</text:span>, descripcion, causa, fecha, costo_economico</text:p>
      <text:p text:style-name="P4">contratado: <text:span text:style-name="T3">matricula</text:span><text:span text:style-name="T2">, cod_seguro</text:span></text:p>
      <text:p text:style-name="P4"/>
      <text:p text:style-name="P4"><text:span text:style-name="T2"/></text:p>
      <text:p text:style-name="P5">cliente: <text:span text:style-name="T1">cod_cliente</text:span>, nom_accidentes, fecha_alta</text:p>
      <text:p text:style-name="P5"><draw:line text:anchor-type="paragraph" draw:z-index="0" draw:name="Línea vertical 1" draw:style-name="gr1" draw:text-style-name="P8" svg:x1="12.45cm" svg:y1="0.196cm" svg:x2="12.45cm" svg:y2="0.97cm"><text:p/></draw:line><draw:line text:anchor-type="paragraph" draw:z-index="1" draw:name="Línea 1" draw:style-name="gr1" draw:text-style-name="P8" svg:x1="12.449cm" svg:y1="0.196cm" svg:x2="2.282cm" svg:y2="0.196cm"><text:p/></draw:line></text:p>
      <text:p text:style-name="P5"/>
      <text:p text:style-name="P4">vehiculo: <text:span text:style-name="T1">matricula</text:span>, marca, kilometraje, tipo_vehiculo, descripcion, <text:span text:style-name="T2">cod_cliente, cod_accidente</text:span></text:p>
      <text:p text:style-name="P4"><draw:line text:anchor-type="paragraph" draw:z-index="4" draw:name="Línea vertical 3" draw:style-name="gr1" draw:text-style-name="P8" svg:x1="15cm" svg:y1="1.683cm" svg:x2="15cm" svg:y2="0.095cm"><text:p/></draw:line><draw:line text:anchor-type="paragraph" draw:z-index="7" draw:name="Línea vertical 5" draw:style-name="gr2" draw:text-style-name="P8" svg:x1="-0.439cm" svg:y1="3.327cm" svg:x2="-0.439cm" svg:y2="0.284cm"><text:p/></draw:line><draw:line text:anchor-type="paragraph" draw:z-index="8" draw:name="Línea horizontal 2" draw:style-name="gr1" draw:text-style-name="P8" svg:x1="-0.439cm" svg:y1="0.284cm" svg:x2="2.452cm" svg:y2="0.284cm"><text:p/></draw:line><text:span text:style-name="T2"/></text:p>
      <text:p text:style-name="P4"><text:span text:style-name="T2"/></text:p>
      <text:p text:style-name="P6">seguro: cod_seguro, tipo, costo_economico</text:p>
      <text:p text:style-name="P7"><draw:line text:anchor-type="paragraph" draw:z-index="2" draw:name="Línea vertical 2" draw:style-name="gr1" draw:text-style-name="P8" svg:x1="3.17cm" svg:y1="0.224cm" svg:x2="3.152cm" svg:y2="1.018cm"><text:p/></draw:line><draw:line text:anchor-type="paragraph" draw:z-index="3" draw:name="Línea 2" draw:style-name="gr2" draw:text-style-name="P8" svg:x1="3.17cm" svg:y1="0.224cm" svg:x2="15cm" svg:y2="0.222cm"><text:p/></draw:line><draw:line text:anchor-type="paragraph" draw:z-index="11" draw:name="Línea vertical 7" draw:style-name="gr2" draw:text-style-name="P8" svg:x1="-0.968cm" svg:y1="3.737cm" svg:x2="-0.968cm" svg:y2="0.222cm"><text:p/></draw:line><draw:line text:anchor-type="paragraph" draw:z-index="12" draw:name="Línea horizontal 4" draw:style-name="gr1" draw:text-style-name="P8" svg:x1="-0.968cm" svg:y1="0.222cm" svg:x2="2.168cm" svg:y2="0.222cm"><text:p/></draw:line></text:p>
      <text:p text:style-name="P6"/>
      <text:p text:style-name="P5">accidente: <text:span text:style-name="T1">cod_accidente</text:span>, descripcion, causa, fecha, costo_economico</text:p>
      <text:p text:style-name="P5"><draw:line text:anchor-type="paragraph" draw:z-index="5" draw:name="Línea vertical 4" draw:style-name="gr1" draw:text-style-name="P8" svg:x1="2.905cm" svg:y1="0.406cm" svg:x2="2.905cm" svg:y2="1.03cm"><text:p/></draw:line><draw:line text:anchor-type="paragraph" draw:z-index="6" draw:name="Línea horizontal 1" draw:style-name="gr2" draw:text-style-name="P8" svg:x1="2.905cm" svg:y1="0.406cm" svg:x2="-0.439cm" svg:y2="0.406cm"><text:p/></draw:line></text:p>
      <text:p text:style-name="P5"/>
      <text:p text:style-name="P4">contratado: <text:span text:style-name="T3">matricula</text:span><text:span text:style-name="T2">, cod_seguro</text:span></text:p>
      <text:p text:style-name="P4"><draw:line text:anchor-type="paragraph" draw:z-index="9" draw:name="Línea vertical 6" draw:style-name="gr1" draw:text-style-name="P8" svg:x1="4.588cm" svg:y1="0.817cm" svg:x2="4.588cm" svg:y2="0.099cm"><text:p/></draw:line><draw:line text:anchor-type="paragraph" draw:z-index="10" draw:name="Línea horizontal 3" draw:style-name="gr2" draw:text-style-name="P8" svg:x1="4.588cm" svg:y1="0.817cm" svg:x2="-0.968cm" svg:y2="0.817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01:23:46.509000000</meta:creation-date>
    <meta:generator>LibreOffice/7.6.2.1$Windows_X86_64 LibreOffice_project/56f7684011345957bbf33a7ee678afaf4d2ba333</meta:generator>
    <dc:date>2023-10-22T17:26:00.872000000</dc:date>
    <meta:editing-duration>PT41M28S</meta:editing-duration>
    <meta:editing-cycles>6</meta:editing-cycles>
    <meta:document-statistic meta:table-count="0" meta:image-count="0" meta:object-count="0" meta:page-count="1" meta:paragraph-count="20" meta:word-count="103" meta:character-count="1097" meta:non-whitespace-character-count="1014"/>
  </office:meta>
</office:document-meta>
</file>